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3">
      <style:paragraph-properties fo:break-before="page"/>
    </style:style>
    <style:style style:name="P81" style:family="paragraph" style:parent-style-name="Heading_20_1" style:master-page-name="Right_20_Page">
      <style:paragraph-properties style:page-number="3"/>
    </style:style>
    <style:style style:name="P82" style:family="paragraph" style:parent-style-name="Heading_20_1">
      <style:paragraph-properties fo:break-before="page"/>
    </style:style>
    <style:style style:name="P83" style:family="paragraph" style:parent-style-name="Heading_20_4">
      <style:paragraph-properties fo:break-before="page"/>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Para_20_05" style:master-page-name="MP0">
      <style:paragraph-properties fo:text-align="center" style:justify-single-word="false" style:page-number="auto" fo:break-before="page"/>
    </style:style>
    <style:style style:name="P86" style:family="paragraph" style:parent-style-name="Text_20_body">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list-style-name="диалог">
      <style:text-properties style:use-window-font-color="true" fo:font-style="normal" style:font-style-asian="normal" style:font-style-complex="normal"/>
    </style:style>
    <style:style style:name="P96"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7"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List_20_1">
      <style:text-properties style:use-window-font-color="true" style:text-underline-style="none" fo:font-weight="normal" style:font-weight-asian="normal" style:font-weight-complex="normal"/>
    </style:style>
    <style:style style:name="P101" style:family="paragraph" style:parent-style-name="Text_20_body" style:list-style-name="List_20_1">
      <style:text-properties style:use-window-font-color="true" style:text-underline-style="none" fo:font-weight="bold" style:font-weight-asian="bold" style:font-weight-complex="bold"/>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4" style:family="paragraph" style:parent-style-name="Text_20_body" style:list-style-name="List_20_1">
      <style:text-properties style:use-window-font-color="true" style:text-underline-style="solid" style:text-underline-width="auto" style:text-underline-color="font-color"/>
    </style:style>
    <style:style style:name="P10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list-style-name="диалог">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bold" style:font-weight-asian="bold" style:font-weight-complex="bold"/>
    </style:style>
    <style:style style:name="P111"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диалог"/>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9">или</text:p>
      <text:p text:style-name="P69">мемуары о манипуляторе</text:p>
      <text:h text:style-name="P81"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3492331202617231233"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5230726676610866950" text:style-name="диалог">
        <text:list-item>
          <text:p text:style-name="P88">Ты переживаешь напрасно!</text:p>
        </text:list-item>
      </text:list>
      <text:p text:style-name="P12"><text:soft-page-break/>Или:</text:p>
      <text:list xml:id="list41708812" text:continue-numbering="true" text:style-name="диалог">
        <text:list-item>
          <text:p text:style-name="P88">Тебе нужно просто успокоиться!</text:p>
        </text:list-item>
      </text:list>
      <text:p text:style-name="P12">А если ваши отношения уже закончились, то вы, скорее всего, в отчаянии, но слышите:</text:p>
      <text:list xml:id="list41713588" text:continue-numbering="true" text:style-name="диалог">
        <text:list-item>
          <text:p text:style-name="P88">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12</dc:date><text:p text:style-name="P143"><text:span text:style-name="T63">эмпатия</text:span></text:p><text:p text:style-name="P143"><text:span text:style-name="T63">эмпатии</text:span></text:p><text:p text:style-name="P143"><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6943730549420383187"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13</dc:date><text:p text:style-name="P143"><text:span text:style-name="T63">«психоанализ»</text:span></text:p><text:p text:style-name="P143"><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709885"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329710097854560770" text:style-name="L2">
        <text:list-header>
          <text:p text:style-name="P114"><text:span text:style-name="Default_20_Paragraph_20_Font"><text:span text:style-name="T27"/></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14</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1713773" text:continue-list="list41713588"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1699089" text:continue-list="list41709885"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2" text:outline-level="1"><text:s/>Часть 1. <text:line-break/>Воспоминания</text:h>
      <text:p text:style-name="P66"/>
      <text:h text:style-name="P78"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1711700" text:continue-list="list41713773" text:style-name="диалог">
        <text:list-item>
          <text:p text:style-name="P88">У меня д<text:span text:style-name="T1">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709571" text:continue-numbering="true" text:style-name="диалог">
        <text:list-item>
          <text:p text:style-name="P88">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1702867" text:continue-numbering="true" text:style-name="диалог">
        <text:list-item>
          <text:p text:style-name="P88">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693257"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706994"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1712595"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698273"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681946" text:continue-numbering="true" text:style-name="диалог">
        <text:list-item>
          <text:p text:style-name="P88">Останешься?</text:p>
        </text:list-item>
        <text:list-item>
          <text:p text:style-name="P88">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1687541"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1694671" text:continue-numbering="true" text:style-name="диалог">
        <text:list-item>
          <text:p text:style-name="P88">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8"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707338" text:continue-numbering="true" text:style-name="диалог">
        <text:list-item>
          <text:p text:style-name="P88">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692239" text:continue-numbering="true" text:style-name="диалог">
        <text:list-item>
          <text:p text:style-name="P88">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1703326"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1685653" text:continue-numbering="true" text:style-name="диалог">
        <text:list-item>
          <text:p text:style-name="P88">Мы же живем вместе, что тебе еще надо?!</text:p>
        </text:list-item>
      </text:list>
      <text:p text:style-name="P12">Или:</text:p>
      <text:list xml:id="list41707326" text:continue-numbering="true" text:style-name="диалог">
        <text:list-item>
          <text:p text:style-name="P88">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1706515" text:continue-numbering="true" text:style-name="диалог">
        <text:list-item>
          <text:p text:style-name="P88">Что ты выдумываешь?</text:p>
        </text:list-item>
      </text:list>
      <text:p text:style-name="P12"><text:soft-page-break/>Или:</text:p>
      <text:list xml:id="list41687790" text:continue-numbering="true" text:style-name="диалог">
        <text:list-item>
          <text:p text:style-name="P88">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702760" text:continue-numbering="true" text:style-name="диалог">
        <text:list-item>
          <text:p text:style-name="P88">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686039" text:continue-numbering="true" text:style-name="диалог">
        <text:list-item>
          <text:p text:style-name="P88">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1692221" text:continue-list="list41699089"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78"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700330" text:continue-list="list41686039" text:style-name="диалог">
        <text:list-item>
          <text:p text:style-name="P88">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698949" text:continue-numbering="true" text:style-name="диалог">
        <text:list-item>
          <text:p text:style-name="P88">Уже лучше.</text:p>
        </text:list-item>
        <text:list-item>
          <text:p text:style-name="P88">Ну это уже куда не шло!..</text:p>
        </text:list-item>
      </text:list>
      <text:p text:style-name="P12">Или:</text:p>
      <text:list xml:id="list41702414" text:continue-numbering="true" text:style-name="диалог">
        <text:list-item>
          <text:p text:style-name="P88">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1702616" text:continue-numbering="true" text:style-name="диалог">
        <text:list-item>
          <text:p text:style-name="P88">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693700"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1691357" text:continue-list="list41692221"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701999" text:continue-list="list41693700"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697249" text:continue-numbering="true" text:style-name="диалог">
        <text:list-item>
          <text:p text:style-name="P88">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696222" text:continue-numbering="true" text:style-name="диалог">
        <text:list-item>
          <text:p text:style-name="P88">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693935" text:continue-numbering="true" text:style-name="диалог">
        <text:list-item>
          <text:p text:style-name="P88"><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690330" text:continue-numbering="true" text:style-name="диалог">
        <text:list-item>
          <text:p text:style-name="P88">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697609" text:continue-numbering="true" text:style-name="диалог">
        <text:list-item>
          <text:p text:style-name="P88">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1709357"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684707" text:continue-numbering="true" text:style-name="диалог">
        <text:list-item>
          <text:p text:style-name="P88">Я вчера ходил в кино.</text:p>
        </text:list-item>
      </text:list>
      <text:p text:style-name="P12">Мы едем в за город отдыхать, он скажет:</text:p>
      <text:list xml:id="list41704149" text:continue-numbering="true" text:style-name="диалог">
        <text:list-item>
          <text:p text:style-name="P88">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697343"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1686260" text:continue-numbering="true" text:style-name="диалог">
        <text:list-item>
          <text:p text:style-name="P88">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690617" text:continue-numbering="true" text:style-name="диалог">
        <text:list-item>
          <text:p text:style-name="P88">Ого, ты что, предложение делаешь?!</text:p>
        </text:list-item>
      </text:list>
      <text:p text:style-name="P12"><text:soft-page-break/>Милый засмеялся и ответил:</text:p>
      <text:list xml:id="list41692079"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1713072" text:continue-numbering="true" text:style-name="диалог">
        <text:list-item>
          <text:p text:style-name="P88">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711098"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1696047" text:continue-numbering="true" text:style-name="диалог">
        <text:list-item>
          <text:p text:style-name="P88">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694856" text:continue-numbering="true" text:style-name="диалог">
        <text:list-item>
          <text:p text:style-name="P88">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1690125" text:continue-numbering="true" text:style-name="диалог">
        <text:list-item>
          <text:p text:style-name="P88"><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696126"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687324"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683111" text:continue-numbering="true" text:style-name="диалог">
        <text:list-item>
          <text:p text:style-name="P88">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682001" text:continue-numbering="true" text:style-name="диалог">
        <text:list-item>
          <text:p text:style-name="P88">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699368" text:continue-numbering="true" text:style-name="диалог">
        <text:list-item>
          <text:p text:style-name="P88">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703194"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704978" text:continue-numbering="true" text:style-name="диалог">
        <text:list-item>
          <text:p text:style-name="P88">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690174"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1688382"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712041"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701467" text:continue-numbering="true" text:style-name="диалог">
        <text:list-item>
          <text:p text:style-name="P88">Неужели тебе нравятся такое общение!?</text:p>
        </text:list-item>
      </text:list>
      <text:p text:style-name="P25">Ответ всегда был один:</text:p>
      <text:list xml:id="list41714148" text:continue-numbering="true" text:style-name="диалог">
        <text:list-item>
          <text:p text:style-name="P88">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1689111" text:continue-list="list41691357"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1710094" text:continue-list="list41714148" text:style-name="диалог">
        <text:list-item>
          <text:p text:style-name="P88">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1707453" text:continue-numbering="true" text:style-name="диалог">
        <text:list-item>
          <text:p text:style-name="P88">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3125966885890047420"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693294" text:continue-list="list41707453" text:style-name="диалог">
        <text:list-item>
          <text:p text:style-name="P88">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702355"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697600"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1697897"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693718"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1704265"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41697795" text:continue-numbering="true" text:style-name="диалог">
        <text:list-item>
          <text:p text:style-name="P92">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1698842" text:continue-numbering="true" text:style-name="диалог">
        <text:list-item>
          <text:p text:style-name="P92">Пойдем купим тебе что-нибудь новое.</text:p>
        </text:list-item>
      </text:list>
      <text:p text:style-name="P3">Он отвечал:</text:p>
      <text:list xml:id="list41694067"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703229"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1705043"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1684973"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683966"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710816"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694219"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1686653"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691097"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697387"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1708723"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1693716"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1696953" text:continue-numbering="true" text:style-name="диалог">
        <text:list-item>
          <text:p text:style-name="P92">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1685031"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1700547"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1713522"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1712722"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687966" text:continue-numbering="true" text:style-name="диалог">
        <text:list-item>
          <text:p text:style-name="P92">А я тут при чем?!</text:p>
        </text:list-item>
      </text:list>
      <text:p text:style-name="P3">Или:</text:p>
      <text:list xml:id="list41696754"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701500"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713086"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1685770" text:continue-numbering="true" text:style-name="диалог">
        <text:list-item>
          <text:p text:style-name="P112"><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703653"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688924" text:continue-numbering="true" text:style-name="диалог">
        <text:list-item>
          <text:p text:style-name="P92">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1699410"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41700106" text:continue-numbering="true" text:style-name="диалог">
        <text:list-item>
          <text:p text:style-name="P92">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1693703" text:continue-numbering="true" text:style-name="диалог">
        <text:list-item>
          <text:p text:style-name="P92">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text:span></text:span><text:span text:style-name="_30__20_Text"><text:span text:style-name="T28">подтверждение</text:span></text:span><text:span text:style-name="_30__20_Text"><text:span text:style-name="T30">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695191"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41688466"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41701532"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1708988" text:continue-numbering="true" text:style-name="диалог">
        <text:list-item>
          <text:p text:style-name="P92">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1">убеждены</text:span>, что он прав. Это, своего рода, кодирование.</text:p>
      <text:list xml:id="list41683672" text:continue-numbering="true" text:style-name="диалог">
        <text:list-item>
          <text:p text:style-name="P92">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41701504"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1711941"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1705399" text:continue-numbering="true" text:style-name="диалог">
        <text:list-item>
          <text:p text:style-name="P92">Ну говорил, так говорил... Я снова все напутала.</text:p>
          <text:p text:style-name="P137"/>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1705554" text:continue-numbering="true" text:style-name="диалог">
        <text:list-item>
          <text:p text:style-name="P92">Но ведь было же!</text:p>
        </text:list-item>
      </text:list>
      <text:p text:style-name="P3">Но мне повторяли и повторяли:</text:p>
      <text:list xml:id="list41713694"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1698194"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695655"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704264"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1704241"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41688003"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1684249"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1681959"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701703" text:continue-numbering="true" text:style-name="диалог">
        <text:list-item>
          <text:p text:style-name="P92">Да все считают, что ты неадекватная!</text:p>
        </text:list-item>
      </text:list>
      <text:p text:style-name="P3">Или:</text:p>
      <text:list xml:id="list41703623"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690267"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1700696"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1702647"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1682278"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711649"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41698831" text:continue-numbering="true" text:style-name="диалог">
        <text:list-item>
          <text:p text:style-name="P112"><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2"><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1685862"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1">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699772"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1697443" text:continue-numbering="true" text:style-name="диалог">
        <text:list-item>
          <text:p text:style-name="P92">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4">«нажимая»</text:span> на слабые места.</text:p>
      <text:p text:style-name="P3">Потом я узн<text:span text:style-name="T1">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709420"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1698574"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ы думать, как вести </text:span><text:soft-page-break/><text:span text:style-name="T23">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41683178" text:continue-list="list3125966885890047420"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1709324" text:continue-list="list41698574"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707461"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712578"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1682702" text:continue-numbering="true" text:style-name="диалог">
        <text:list-item>
          <text:p text:style-name="P92"><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683540"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1">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705530"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685487"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692023"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695473" text:continue-numbering="true" text:style-name="диалог">
        <text:list-item>
          <text:p text:style-name="P92">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1685132"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1688860"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1693960"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711970"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1688366"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1686457"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0">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707274"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1700914" text:continue-numbering="true" text:style-name="диалог">
        <text:list-item>
          <text:p text:style-name="P92"><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2">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1">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1">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1690016"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1">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709086"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1692171"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1705738"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1705726" text:continue-list="list41683178"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1681612" text:continue-list="list41705738"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712917"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1705745"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1690831"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92">«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2">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2">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2"><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 — он стоит на свое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714164"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690920"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689252"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1685543"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1687098" text:continue-numbering="true" text:style-name="диалог">
        <text:list-item>
          <text:p text:style-name="P92">Давай завтра созвонимся и обсудим <text:span text:style-name="T42">&lt;</text:span>уже не помню что<text:span text:style-name="T42">&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1703655" text:continue-numbering="true" text:style-name="диалог">
        <text:list-item>
          <text:p text:style-name="P92">Это я тебя заблокировал у нее на телефоне.</text:p>
        </text:list-item>
      </text:list>
      <text:p text:style-name="P3">И тут уже <text:span text:style-name="T1">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3">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694753" text:continue-numbering="true" text:style-name="диалог">
        <text:list-item>
          <text:p text:style-name="P92">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1695464"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text:soft-page-break/>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1695415"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text:soft-page-break/>*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704081" text:continue-numbering="true" text:style-name="диалог">
        <text:list-item>
          <text:p text:style-name="P92">Все в порядке;</text:p>
        </text:list-item>
        <text:list-item>
          <text:p text:style-name="P92">Ты себе накручиваешь;</text:p>
        </text:list-item>
        <text:list-item>
          <text:p text:style-name="P92"><text:soft-page-break/>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3">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text:span><text:soft-page-break/><text:span text:style-name="T1">узнала в тот вечер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2">* * *</text:p>
      <text:p text:style-name="P3">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1690143"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697640"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3">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1690694" text:continue-numbering="true" text:style-name="диалог">
        <text:list-item>
          <text:p text:style-name="P92">Это тебе в голову солнышко припекло...</text:p>
        </text:list-item>
      </text:list>
      <text:p text:style-name="P3">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41714229"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17005471"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1687096" text:continue-numbering="true" text:style-name="диалог">
        <text:list-item>
          <text:p text:style-name="P112"><text:soft-page-break/><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41689590" text:continue-numbering="true" text:style-name="диалог">
        <text:list-item>
          <text:p text:style-name="P112"><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695261"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694324" text:continue-numbering="true" text:style-name="диалог">
        <text:list-item>
          <text:p text:style-name="P92"><text:soft-page-break/>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3">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Важно, не как мое, а <text:span text:style-name="T1">важнее</text:span>, чем мое!</text:p>
      <text:p text:style-name="P3">Я нашла диалог с его другом, к которому он обратился за советом по ухаживанию за ней:</text:p>
      <text:list xml:id="list41695296" text:continue-numbering="true" text:style-name="диалог">
        <text:list-item>
          <text:p text:style-name="P92">Я тонко намекну, так сказать. И либо намек будет услышан, либо нет. — пишет он.</text:p>
        </text:list-item>
        <text:list-item>
          <text:p text:style-name="P92"><text:soft-page-break/>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3">Это невозможный вариант. Я склонен считать, что мы хорошо друг друга понимаем. И такой расклад (</text:span><text:span text:style-name="T28">дружеский </text:span><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text:span text:style-name="T1">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3">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1706214" text:continue-list="list41689111" text:style-name="список_20_перечисление">
        <text:list-item>
          <text:p text:style-name="P94">на людях — привязанность к жертве. Окружающие умиляются такой замечательной парой!</text:p>
        </text:list-item>
        <text:list-item>
          <text:p text:style-name="P94">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text:soft-page-break/>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688981" text:continue-list="list41695296" text:style-name="диалог">
        <text:list-item>
          <text:p text:style-name="P112"><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703347"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3">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text:span><text:span text:style-name="T1">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text:soft-page-break/>«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1695510" text:continue-numbering="true" text:style-name="диалог">
        <text:list-item>
          <text:p text:style-name="P92"><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text:span text:style-name="T7">Да, я потрахаться хоте</text:span>л», но «<text:span text:style-name="T7">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696052"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1">я</text:span>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695175" text:continue-numbering="true" text:style-name="диалог">
        <text:list-item>
          <text:p text:style-name="P112"><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8">моей доброты и честности, видимо, не хватает</text:span><text:span text:style-name="T23">...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 * *</text:p>
      <text:list xml:id="list41687102"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1">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text:soft-page-break/>«<text:span text:style-name="T7">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41686909" text:continue-numbering="true" text:style-name="диалог">
        <text:list-item>
          <text:p text:style-name="P92">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text:span><text:span text:style-name="T23">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1684553" text:continue-numbering="true" text:style-name="диалог">
        <text:list-item>
          <text:p text:style-name="P112"><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text:span><text:soft-page-break/><text:span text:style-name="T23">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3"><text:soft-page-break/>В завершение вставлю еще один его спич. Без объяснений:</text:p>
      <text:list xml:id="list41683202"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1682299"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1708630" text:continue-numbering="true" text:style-name="диалог">
        <text:list-item>
          <text:p text:style-name="P92">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712737"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Вот еще несколько его реплик:</text:p>
      <text:list xml:id="list41693733"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41681949"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1682337" text:continue-numbering="true" text:style-name="диалог">
        <text:list-item>
          <text:p text:style-name="P112"><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 — почти навзрыд причитал он.</text:span></text:p>
        </text:list-item>
      </text:list>
      <text:p text:style-name="Text_20_body"><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707339" text:continue-numbering="true" text:style-name="диалог">
        <text:list-item>
          <text:p text:style-name="P92"><text:soft-page-break/>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708122" text:continue-numbering="true" text:style-name="диалог">
        <text:list-item>
          <text:p text:style-name="P92">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1687294" text:continue-numbering="true" text:style-name="диалог">
        <text:list-item>
          <text:p text:style-name="P112"><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686488"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text:soft-page-break/>«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41694317"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1700097" text:continue-numbering="true" text:style-name="диалог">
        <text:list-item>
          <text:p text:style-name="P92">А я, блять, рад, что ты страдаешь от этой конченой квартиры...</text:p>
        </text:list-item>
        <text:list-item>
          <text:p text:style-name="P92">Да ты просто самое низкое, блять, существо!</text:p>
        </text:list-item>
        <text:list-item>
          <text:p text:style-name="P92">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2">Провались в ад, блять, к дьяволу самому и целуй его в задницу...</text:p>
        </text:list-item>
        <text:list-item>
          <text:p text:style-name="P92">Уебуй на хуй из моей жизни!</text:p>
        </text:list-item>
      </text:list>
      <text:p text:style-name="P3">И моя любимая:</text:p>
      <text:list xml:id="list41704273"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text:soft-page-break/>Но вот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708935" text:continue-numbering="true" text:style-name="диалог">
        <text:list-item>
          <text:p text:style-name="P92">Что, ручки из жопы?</text:p>
        </text:list-item>
      </text:list>
      <text:p text:style-name="P3">Или:</text:p>
      <text:list xml:id="list41709579"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Мой не правдивый аргумент?..<text:span text:style-name="T52">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711085" text:continue-list="list41706214" text:style-name="список_20_перечисление">
        <text:list-item>
          <text:p text:style-name="P94">вам необходимо осознать, что вами манипулируют (или манипулировали);</text:p>
        </text:list-item>
        <text:list-item>
          <text:p text:style-name="P94">избавиться от иллюзий</text:p>
        </text:list-item>
        <text:list-item>
          <text:p text:style-name="P113"><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1701883" text:continue-list="list41709579"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1710343"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2"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81</dc:date><text:p text:style-name="P143"><text:span text:style-name="T64">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8"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0"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1694656"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1708485"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697327"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1700534"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1714248" text:continue-numbering="true" text:style-name="диалог">
        <text:list-item>
          <text:p text:style-name="P116">Ты одна тут?</text:p>
        </text:list-item>
      </text:list>
      <text:p text:style-name="P29">И вы говорите, мол:</text:p>
      <text:list xml:id="list41690834"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1690473"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1709876"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1702035"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1700840"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1710727"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4103484313481215250" text:style-name="L3">
        <text:list-header>
          <text:p text:style-name="P84"><text:s/>— А это как?</text:p>
          <text:p text:style-name="P84"><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3"/>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3"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2712072361983331273" text:style-name="List_20_2">
        <text:list-item>
          <text:p text:style-name="P126">Кластер <text:span text:style-name="T42">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7">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2">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1685510" text:continue-list="list41705726"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871297088593285423"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1694206" text:continue-list="list41711085"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3"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1685917"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3"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1698865"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3"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686103"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7">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1691589" text:continue-list="list41685510"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90</dc:date><text:p text:style-name="P143"><text:span text:style-name="T64">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3"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686445" text:continue-list="list41686103"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396132704064055068"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6">.</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3"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683561" text:continue-list="list41686445"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683993" text:continue-numbering="true" text:style-name="список_20_перечисление">
        <text:list-item>
          <text:p text:style-name="P113">«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3"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7702605866389164977"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6">(a </text:span><text:span text:style-name="T21">или </text:span><text:span text:style-name="T46">b)</text:span><text:span text:style-name="T45">:</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4">(a </text:span><text:span text:style-name="T3">или </text:span><text:span text:style-name="T44">b)</text:span><text:span text:style-name="T45">:</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3"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683940" text:continue-list="list41683993"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0"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701572" text:continue-list="list41710727" text:style-name="диалог">
        <text:list-item>
          <text:p text:style-name="P95">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1713032"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708890"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1698052"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1712730" text:continue-numbering="true" text:style-name="диалог">
        <text:list-item>
          <text:p text:style-name="P95">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8"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0"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0"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1706577"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1707467"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1682389"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706250" text:continue-numbering="true" text:style-name="диалог">
        <text:list-item>
          <text:p text:style-name="P92">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0"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1702243" text:continue-numbering="true" text:style-name="диалог">
        <text:list-item>
          <text:p text:style-name="P92"><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1689251"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1712506"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1683681" text:continue-numbering="true" text:style-name="диалог">
        <text:list-item>
          <text:p text:style-name="P92">У меня такое впечатление, что тебе просто неинтересно меня слушать.</text:p>
        </text:list-item>
        <text:list-item>
          <text:p text:style-name="P92"><text:soft-page-break/>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1682391"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0"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1696945"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0"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1707367"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1697836" text:continue-numbering="true" text:style-name="диалог">
        <text:list-item>
          <text:p text:style-name="P92">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1682721"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1712811"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697868"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1706590"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1694262"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0"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1694654"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1706603" text:continue-numbering="true" text:style-name="диалог">
        <text:list-item>
          <text:p text:style-name="P92"><text:soft-page-break/>Ты что, обиделся? На что? На то, что не можешь оказать мне помощь?</text:p>
        </text:list-item>
      </text:list>
      <text:h text:style-name="P80"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1708361"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703410"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0"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689197"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1690387"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1689233"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1707190"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692058"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1685860"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1681761"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80"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1688408"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1693670"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1692248"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1694812"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0"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1682742"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1711416"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693701"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1683415"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1693095"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690263"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0"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682971"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1711172"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1714333"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1694788"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1695667"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1687793"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41689223"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0"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1684995"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1684043"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1686259"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691507"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41692089"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1698316"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41697886"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41698167" text:continue-numbering="true" text:style-name="диалог">
        <text:list-item>
          <text:p text:style-name="P92">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1686580"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1712976"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1698743"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1705551"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1692751"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697121"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0"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704875" text:continue-numbering="true" text:style-name="диалог">
        <text:list-item>
          <text:p text:style-name="P112"><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1682505"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0"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70">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1703994"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0"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3"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1692295"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1706756"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1689185"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690892"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1710394"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1684688"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1687459"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3"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1682594"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706682"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1693930"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699295"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1689002"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3"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1702601"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1696929"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707899"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3"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0"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1706496"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1690798"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0"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1688489"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3"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1699266945426221660"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0"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705375457831577155"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1695908" text:continue-list="list41688489"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0"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1705784"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1692032" text:continue-numbering="true" text:style-name="диалог">
        <text:list-item>
          <text:p text:style-name="P108">Что здесь такого? Я же тебя люблю! А она для меня ничего не значит!</text:p>
        </text:list-item>
        <text:list-item>
          <text:p text:style-name="P108">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1693021" text:continue-numbering="true" text:style-name="диалог">
        <text:list-item>
          <text:p text:style-name="P108">Не имеет значения, что произошло в тот момент, когда люди были, как бы, не вместе...</text:p>
        </text:list-item>
        <text:list-item>
          <text:p text:style-name="P108">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1706915" text:continue-numbering="true" text:style-name="диалог">
        <text:list-item>
          <text:p text:style-name="P108">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1713521"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1694618"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1688093" text:continue-numbering="true" text:style-name="диалог">
        <text:list-item>
          <text:p text:style-name="P108">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1702033"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1689718"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1682294"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16888601"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1687604"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0"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17057381" text:continue-numbering="true" text:style-name="диалог">
        <text:list-item>
          <text:p text:style-name="P92">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0"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0"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710499"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0"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1687107" text:continue-numbering="true" text:style-name="диалог">
        <text:list-item>
          <text:p text:style-name="P92">Так будет лучше для нас.</text:p>
        </text:list-item>
      </text:list>
      <text:p text:style-name="P3">Или:</text:p>
      <text:list xml:id="list41689123"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1698939" text:continue-list="list41691589"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90"><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9"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1712649" text:continue-list="list41698939" text:style-name="List_20_1">
        <text:list-item text:start-value="1">
          <text:p text:style-name="P110">Контроль</text:p>
          <text:list>
            <text:list-item>
              <text:p text:style-name="P93"><text:span text:style-name="T9">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3">Последствия<text:span text:style-name="T10">:</text:span></text:p>
              <text:p text:style-name="P109"><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4">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3">Последствия:</text:p>
              <text:p text:style-name="P10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1">Наказание</text:p>
          <text:list>
            <text:list-item>
              <text:p text:style-name="P100"><text:span text:style-name="T9">Слишком строгие наказания</text:span>:</text:p>
              <text:p text:style-name="P100"><text:soft-page-break/>Воспитание запугиванием, лишениями, шантажом, криками, унижениями, избиениями. Стиль воспитания - «Око за око».</text:p>
              <text:p text:style-name="P100"><text:span text:style-name="T9">Последствия</text:span>:</text:p>
              <text:p text:style-name="P10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3">Безнаказанность<text:span text:style-name="T10">:</text:span></text:p>
              <text:p text:style-name="P100">Абсолютное отсутствие наказания в воспитании, игнорирование плохого поведения ребенка, поощрение за плохое поведения:</text:p>
              <text:p text:style-name="P100">— На, только не плачь (На, только заткнись)!</text:p>
              <text:p text:style-name="P103">Последствия<text:span text:style-name="T10">:</text:span></text:p>
              <text:p text:style-name="P10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1">Забота</text:p>
          <text:list>
            <text:list-item>
              <text:p text:style-name="P103">Гиперопека<text:span text:style-name="T10">:</text:span></text:p>
              <text:p text:style-name="P100">Воспитание гиперконтролем не агрессивного характера.</text:p>
              <text:p text:style-name="P100"><text:soft-page-break/>— Не трогайте моего мальчика!!!</text:p>
              <text:p text:style-name="P103">Последствия<text:span text:style-name="T10">:</text:span></text:p>
              <text:p text:style-name="P10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3">Отсутствие заботы и защиты<text:span text:style-name="T10">:</text:span></text:p>
              <text:p text:style-name="P100">Игнорирование родителями физического и морального состояния ребенка, обвинение ребенка в случившихся с ним неприятностях.</text:p>
              <text:p text:style-name="P100">— Ты должен уметь за себя постоять! Сам виноват!</text:p>
              <text:p text:style-name="P103">Последствия<text:span text:style-name="T10">:</text:span></text:p>
              <text:p text:style-name="P10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1">Помощь</text:p>
          <text:list>
            <text:list-item>
              <text:p text:style-name="P103">Отсутствие помощи<text:span text:style-name="T10">:</text:span></text:p>
              <text:p text:style-name="P10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0"><text:soft-page-break/>— Ты должен сам справиться!</text:p>
              <text:p text:style-name="P103">Последствия<text:span text:style-name="T10">:</text:span></text:p>
              <text:p text:style-name="P103"><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3">Переизбыток помощи<text:span text:style-name="T10">:</text:span></text:p>
              <text:p text:style-name="P100">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0">— Сынок, ты покакал?</text:p>
              <text:p text:style-name="P103">Последствия<text:span text:style-name="T10">:</text:span></text:p>
              <text:p text:style-name="P103"><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1">Внимание</text:p>
          <text:list>
            <text:list-item>
              <text:p text:style-name="P105"><text:span text:style-name="T8">Нарушение личных границ</text:span><text:span text:style-name="T12">:</text:span></text:p>
              <text:p text:style-name="P10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0">— Ты не должен был так делать!</text:p>
              <text:p text:style-name="P105"><text:span text:style-name="T8">Последствия</text:span><text:span text:style-name="T12">:</text:span></text:p>
              <text:p text:style-name="P105"><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5"><text:span text:style-name="T8">Равнодушие</text:span><text:span text:style-name="T12">:</text:span></text:p>
              <text:p text:style-name="P100">Равнодушие родителей к чувствам, интересам, склонностям и внутреннему миру ребенка, а также к его переживаниям и проблемам.</text:p>
              <text:p text:style-name="P100">— Мне все-равно, что ты думаешь!</text:p>
              <text:p text:style-name="P105"><text:span text:style-name="T8">Последствия</text:span><text:span text:style-name="T12">:</text:span></text:p>
              <text:p text:style-name="P10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1">Мотивация</text:p>
          <text:list>
            <text:list-item>
              <text:p text:style-name="P103">Принуждение<text:span text:style-name="T10">:</text:span></text:p>
              <text:p text:style-name="P10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0">— Мама лучше знает!</text:p>
              <text:p text:style-name="P103">Последствия<text:span text:style-name="T10">:</text:span></text:p>
              <text:p text:style-name="P103"><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3">Демотивация<text:span text:style-name="T10">:</text:span></text:p>
              <text:p text:style-name="P100">Воспитание внушением чувства ущербности, заставляя ребенка доказывать обратное.</text:p>
              <text:p text:style-name="P100">— Кто тебя такого полюбит!/Кому ты нужен?</text:p>
              <text:p text:style-name="P103">Последствия<text:span text:style-name="T10">:</text:span></text:p>
              <text:p text:style-name="P10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1">Похвала</text:p>
          <text:list>
            <text:list-item>
              <text:p text:style-name="P103">Переизбыток похвалы<text:span text:style-name="T10">:</text:span></text:p>
              <text:p text:style-name="P100">Идеализация ребенка, необоснованное превозношение талантов, достижений и заслуг, игнорируя плохое поведение.</text:p>
              <text:p text:style-name="P100">— Наш ребенок - гений!</text:p>
              <text:p text:style-name="P103">Последствия<text:span text:style-name="T10">:</text:span></text:p>
              <text:p text:style-name="P103"><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3">Недостаток похвалы<text:span text:style-name="T10">:</text:span></text:p>
              <text:p text:style-name="P100">Отсутствии поощрения и похвалы в воспитании, что сопровождается упреками и сравнениями с окружающими.</text:p>
              <text:p text:style-name="P100">— Почему Петя может, а ты нет? Вот я в твоем возрасте...</text:p>
              <text:p text:style-name="P103">Последствия<text:span text:style-name="T10">:</text:span></text:p>
              <text:p text:style-name="P10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1">Вежливость</text:p>
          <text:list>
            <text:list-item>
              <text:p text:style-name="P103">Лесть:</text:p>
              <text:p text:style-name="P10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0">— Милая, ты сегодня такая красивая! Ты не против, если я пойду на рыбалку?</text:p>
              <text:p text:style-name="P103">Последствия<text:span text:style-name="T10">:</text:span></text:p>
              <text:p text:style-name="P100">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3"><text:soft-page-break/>Хамство<text:span text:style-name="T10">:</text:span></text:p>
              <text:p text:style-name="P100">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0">— Ты что оглох?!</text:p>
              <text:p text:style-name="P103">Последствия<text:span text:style-name="T10">:</text:span></text:p>
              <text:p text:style-name="P10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1">Благодарность</text:p>
          <text:list>
            <text:list-item>
              <text:p text:style-name="P105"><text:span text:style-name="T8">Материальная благодарность</text:span><text:span text:style-name="T12">:</text:span></text:p>
              <text:p text:style-name="P100">Воспитание «дай за дай», материальное вознаграждение за выполнение обязанностей, подарки и сюрпризы в качестве платы за труды.</text:p>
              <text:p text:style-name="P100">— Напишешь контрольную на пять — получишь новый телефон!</text:p>
              <text:p text:style-name="P105"><text:span text:style-name="T8">Последствия</text:span><text:span text:style-name="T12">:</text:span></text:p>
              <text:p text:style-name="P100">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5"><text:span text:style-name="T8">Недостаток благодарности</text:span><text:span text:style-name="T12">:</text:span></text:p>
              <text:p text:style-name="P100"><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0">— Я бы и без тебя справилась!</text:p>
              <text:p text:style-name="P105"><text:span text:style-name="T8">Последствия</text:span><text:span text:style-name="T12">:</text:span></text:p>
              <text:p text:style-name="P10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1">Щедрость</text:p>
          <text:list>
            <text:list-item>
              <text:p text:style-name="P103">Принуждение делиться<text:span text:style-name="T10">:</text:span></text:p>
              <text:p text:style-name="P103"><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6">— Я сегодня с тобой не дружу, потому, что ты жадина!</text:p>
              <text:p text:style-name="P103">Последствия<text:span text:style-name="T10">:</text:span></text:p>
              <text:p text:style-name="P103"><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3"><text:span text:style-name="T4">Жадность</text:span><text:span text:style-name="T5">:</text:span></text:p>
              <text:p text:style-name="P96">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6">— Не дам, у тебя своя есть!</text:p>
              <text:p text:style-name="P103"><text:span text:style-name="T4">Последствия</text:span><text:span text:style-name="T5">:</text:span></text:p>
              <text:p text:style-name="P96">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7">Честность</text:p>
          <text:list>
            <text:list-item>
              <text:p text:style-name="P103"><text:span text:style-name="T4">Лживость</text:span><text:span text:style-name="T5">:</text:span></text:p>
              <text:p text:style-name="P96"><text:soft-page-break/>Родители манипулировали ребенком, обещая что-то, но не выполняли своих обещаний. Воспитание враньем.</text:p>
              <text:p text:style-name="P96">— Сегодня не куплю — завтра куплю...</text:p>
              <text:p text:style-name="P103"><text:span text:style-name="T4">Последствия</text:span><text:span text:style-name="T5">:</text:span></text:p>
              <text:p text:style-name="P96">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3"><text:span text:style-name="T4">Чрезмерная откровенность</text:span><text:span text:style-name="T5">:</text:span></text:p>
              <text:p text:style-name="P96">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6">— Сынок, разводится ли с мамой?</text:p>
              <text:p text:style-name="P103">Последствия<text:span text:style-name="T10">:</text:span></text:p>
              <text:p text:style-name="P10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3">Скрытность<text:span text:style-name="T10">:</text:span></text:p>
              <text:p text:style-name="P100"><text:soft-page-break/>Сокрытие родителями реальной обстановки ситуации (например, кризис в отношениях, развод), обнадеживание, вранье.</text:p>
              <text:p text:style-name="P96">— Мы с папой просто поговорим! / Врач только посмотрит — больно не будет!</text:p>
              <text:p text:style-name="P103">Последствия<text:span text:style-name="T10">:</text:span></text:p>
              <text:p text:style-name="P10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3">Подозрительность<text:span text:style-name="T10">:</text:span></text:p>
              <text:p text:style-name="P100">Воспитание наказанием по (беспричинному) подозрению. Эгоизм и тревожность родителей, постоянная требовательность объяснений.</text:p>
              <text:p text:style-name="P96">— Ты точно ни у кого не списывал?</text:p>
              <text:p text:style-name="P103">Последствия<text:span text:style-name="T10">:</text:span></text:p>
              <text:p text:style-name="P10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1">Взаимоотношения</text:p>
          <text:list>
            <text:list-item>
              <text:p text:style-name="P103"><text:soft-page-break/>Внутрисемейные<text:span text:style-name="T10">:</text:span></text:p>
              <text:p text:style-name="P100">Соперничество, что подразумевает выбор сторонников, создание коалиции:</text:p>
              <text:p text:style-name="P100">— Мы папе не скажем!..</text:p>
              <text:p text:style-name="P103">Последствия<text:span text:style-name="T10">:</text:span></text:p>
              <text:p text:style-name="P100">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3">Внесемейные<text:span text:style-name="T10">:</text:span></text:p>
              <text:p text:style-name="P10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0">— Ты идешь гулять с Петей? Это тот самый Петя, который тебе подножку поставил в первом классе? Понятно...</text:p>
              <text:p text:style-name="P103">Последствия<text:span text:style-name="T10">:</text:span></text:p>
              <text:p text:style-name="P100"><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1">Стереотипное мышление</text:p>
          <text:p text:style-name="P103"><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3">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100">Негативное влияние на мнение ребенка о женщинах:</text:p>
              <text:p text:style-name="P111">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1"><text:soft-page-break/>— Все бабы дуры!</text:p>
              <text:p text:style-name="P103"><text:span text:style-name="T13">Последствия для мальчиков</text:span><text:span text:style-name="T22">:</text:span></text:p>
              <text:p text:style-name="P111">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3"><text:span text:style-name="T13">Последствия для девочек</text:span><text:span text:style-name="T22">:</text:span></text:p>
              <text:p text:style-name="P111">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3"><text:span text:style-name="T13">Обратный (женский) сексизм</text:span><text:span text:style-name="T22"><text:note text:id="ftn31" text:note-class="footnote"><text:note-citation text:label="*">*</text:note-citation><text:note-body><text:p text:style-name="P77">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1">Негативное влияние на мнение ребенка о мужчинах:</text:p>
              <text:list>
                <text:list-item>
                  <text:p text:style-name="P103"><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1">— Кому ты нужен?</text:p>
                  <text:p text:style-name="P103"><text:span text:style-name="T13">Последствия</text:span><text:span text:style-name="T22">:</text:span></text:p>
                  <text:p text:style-name="P111">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3"><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3"><text:span text:style-name="T13">Последствия</text:span><text:span text:style-name="T22">:</text:span></text:p>
                  <text:p text:style-name="P111">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3"><text:span text:style-name="T13">Восприятие себя</text:span><text:span text:style-name="T22">:</text:span></text:p>
              <text:list>
                <text:list-item>
                  <text:p text:style-name="P111">Воздействие ребенка на восприятие самого себя:</text:p>
                  <text:p text:style-name="P111">— Ты еще маленький!</text:p>
                  <text:p text:style-name="P111">Последствие:</text:p>
                </text:list-item>
              </text:list>
              <text:p text:style-name="P111"/>
              <text:p text:style-name="P111"/>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2"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1712247" text:continue-list="list41689123"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16870961"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text:soft-page-break/>Это просто смешно;</text:p>
        </text:list-item>
        <text:list-item>
          <text:p text:style-name="P98">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2">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22. Гори в аду</text:chapter></text:p>
      </style:header-left>
      <style:footer>
        <text:p text:style-name="Footer"/>
      </style:footer>
      <style:footer-left>
        <text:p text:style-name="Footer"><text:page-number text:select-page="current">576</text:page-number></text:p>
      </style:footer-left>
    </style:master-page>
    <style:master-page style:name="Right_20_Page" style:display-name="Right Page" style:page-layout-name="Mpm5" style:next-style-name="Left_20_Page">
      <style:header>
        <text:p text:style-name="MP1"><text:chapter text:display="name" text:outline-level="4">Эпилог</text:chapter> </text:p>
      </style:header>
      <style:footer>
        <text:p text:style-name="Footer"><text:page-number text:select-page="current">57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7-22T21:50:07.19</dc:date>
    <meta:editing-cycles>1270</meta:editing-cycles>
    <meta:editing-duration>P37DT11H35M40S</meta:editing-duration>
    <meta:document-statistic meta:table-count="1" meta:image-count="0" meta:object-count="0" meta:page-count="584" meta:paragraph-count="4223" meta:word-count="105222" meta:character-count="659625"/>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